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Онтология и теория познания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21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4375274">1. Бытие</text:a></text:p>
          <text:p text:style-name="Contents_20_2"><text:a xlink:type="simple" xlink:href="#org7094228">1.1. Вопросы онтологии</text:a></text:p>
          <text:p text:style-name="Contents_20_1"><text:a xlink:type="simple" xlink:href="#org6e3cf67">2. Бытие как философская категория</text:a></text:p>
          <text:p text:style-name="Contents_20_2"><text:a xlink:type="simple" xlink:href="#org46bdd64">2.1. Смыслы бытия</text:a></text:p>
          <text:p text:style-name="Contents_20_1"><text:a xlink:type="simple" xlink:href="#org5b00b60">3. Бытие как универсальная философская категория</text:a></text:p>
          <text:p text:style-name="Contents_20_2"><text:a xlink:type="simple" xlink:href="#orgeb5b0da">3.1. Основные формы бытия</text:a></text:p>
          <text:p text:style-name="Contents_20_1"><text:a xlink:type="simple" xlink:href="#org75263b6">4. Развитие знаний о материи</text:a></text:p>
          <text:p text:style-name="Contents_20_2"><text:a xlink:type="simple" xlink:href="#org4e95ff9">4.1. Атрибуты материи</text:a></text:p>
          <text:p text:style-name="Contents_20_2"><text:a xlink:type="simple" xlink:href="#org7800be2">4.2. Универсальные свойства материи</text:a></text:p>
          <text:p text:style-name="Contents_20_1"><text:a xlink:type="simple" xlink:href="#orgc5613c9">5. Универсальные законы существования и развития материи</text:a></text:p>
        </text:index-body>
      </text:table-of-content>
      <text:h text:style-name="Heading_20_1" text:outline-level="1" text:is-list-header="false">
<text:bookmark-start text:name="OrgXref.org4375274"/>
<text:bookmark text:name="org4375274"/>Бытие
<text:bookmark-end text:name="OrgXref.org4375274"/></text:h>
      <text:p text:style-name="Text_20_body"><text:span text:style-name="Bold">Онтология</text:span> - учение о бытии
</text:p>
      <text:p text:style-name="Text_20_body"><text:span text:style-name="Bold">Гносеология</text:span> - учение о познании мира человеком, критериях истинности и достоверности сознания
</text:p>
      <text:h text:style-name="Heading_20_2" text:outline-level="2" text:is-list-header="false">
<text:bookmark-start text:name="OrgXref.org7094228"/>
<text:bookmark text:name="org7094228"/>Вопросы онтологии
<text:bookmark-end text:name="OrgXref.org7094228"/></text:h>
      <text:list text:style-name="OrgBulletedList" text:continue-numbering="false">
        <text:list-item>
          <text:p text:style-name="Text_20_body">о сущности мира
</text:p>
        </text:list-item>
        <text:list-item>
          <text:p text:style-name="Text_20_body">что лежит в основе мира
</text:p>
        </text:list-item>
        <text:list-item>
          <text:p text:style-name="Text_20_body">как мир проявляет себя
</text:p>
        </text:list-item>
        <text:list-item>
          <text:p text:style-name="Text_20_body">един ли мир
</text:p>
        </text:list-item>
        <text:list-item>
          <text:p text:style-name="Text_20_body">развивается ли мир и как развивается
</text:p>
        </text:list-item>
      </text:list>
      <text:h text:style-name="Heading_20_1" text:outline-level="1" text:is-list-header="false">
<text:bookmark-start text:name="OrgXref.org6e3cf67"/>
<text:bookmark text:name="org6e3cf67"/>Бытие как философская категория
<text:bookmark-end text:name="OrgXref.org6e3cf67"/></text:h>
      <text:list text:style-name="OrgBulletedList" text:continue-numbering="false">
        <text:list-item>
          <text:p text:style-name="Text_20_body"><text:span text:style-name="Bold">Парменид</text:span> (6-5 век до. н. э.) - единство мысли и бытия
</text:p>
        </text:list-item>
        <text:list-item>
          <text:p text:style-name="Text_20_body"><text:span text:style-name="Bold">Платон</text:span> - единый мир бытия разделен надвое
</text:p>
        </text:list-item>
        <text:list-item>
          <text:p text:style-name="Text_20_body"><text:span text:style-name="Bold">Религиозная философия</text:span> - истинное бытие - Бог и все зависит от него
</text:p>
        </text:list-item>
        <text:list-item>
          <text:p text:style-name="Text_20_body"><text:span text:style-name="Bold">Материальная философия</text:span> - мир материального и идеального
</text:p>
        </text:list-item>
      </text:list>
      <text:h text:style-name="Heading_20_2" text:outline-level="2" text:is-list-header="false">
<text:bookmark-start text:name="OrgXref.org46bdd64"/>
<text:bookmark text:name="org46bdd64"/>Смыслы бытия
<text:bookmark-end text:name="OrgXref.org46bdd64"/></text:h>
      <text:list text:style-name="OrgNumberedList" text:continue-numbering="false">
        <text:list-item>
          <text:p text:style-name="Text_20_body">Сущее как объективная действительность - реально существующие вещи и явления, реальное пребывание в мире
</text:p>
        </text:list-item>
        <text:list-item>
          <text:p text:style-name="Text_20_body">Основа, позволяющая сохранить единство мира
</text:p>
        </text:list-item>
        <text:list-item>
          <text:p text:style-name="Text_20_body">Бытие сводится не только к материальному, но включает в себя еще и духовное
</text:p>
        </text:list-item>
      </text:list>
      <text:h text:style-name="Heading_20_1" text:outline-level="1" text:is-list-header="false">
<text:bookmark-start text:name="OrgXref.org5b00b60"/>
<text:bookmark text:name="org5b00b60"/>Бытие как универсальная философская категория
<text:bookmark-end text:name="OrgXref.org5b00b60"/></text:h>
      <text:list text:style-name="OrgBulletedList" text:continue-numbering="false">
        <text:list-item>
          <text:p text:style-name="Text_20_body">содержит в себе все основные сферы мира: природу, социум и духовность
</text:p>
        </text:list-item>
        <text:list-item>
          <text:p text:style-name="Text_20_body">бытие включает в себя и его отношения с миром
</text:p>
        </text:list-item>
        <text:list-item>
          <text:p text:style-name="Text_20_body">Категория выражает не только наличие бытия, но и выход за его приделы
</text:p>
        </text:list-item>
      </text:list>
      <text:h text:style-name="Heading_20_2" text:outline-level="2" text:is-list-header="false">
<text:bookmark-start text:name="OrgXref.orgeb5b0da"/>
<text:bookmark text:name="orgeb5b0da"/>Основные формы бытия
<text:bookmark-end text:name="OrgXref.orgeb5b0da"/></text:h>
      <text:list text:style-name="OrgNumberedList" text:continue-numbering="false">
        <text:list-item>
          <text:p text:style-name="Text_20_body">Материальная
</text:p>
        </text:list-item>
        <text:list-item>
          <text:p text:style-name="Text_20_body">Идеальная
</text:p>
        </text:list-item>
        <text:list-item>
          <text:p text:style-name="Text_20_body">Человеческая
</text:p>
        </text:list-item>
        <text:list-item>
          <text:p text:style-name="Text_20_body">Социальная
</text:p>
        </text:list-item>
        <text:list-item>
          <text:p text:style-name="Text_20_body">Ноуменальное
</text:p>
        </text:list-item>
        <text:list-item>
          <text:p text:style-name="Text_20_body">Феноменальная
</text:p>
        </text:list-item>
      </text:list>
      <text:h text:style-name="Heading_20_1" text:outline-level="1" text:is-list-header="false">
<text:bookmark-start text:name="OrgXref.org75263b6"/>
<text:bookmark text:name="org75263b6"/>Развитие знаний о материи
<text:bookmark-end text:name="OrgXref.org75263b6"/></text:h>
      <text:list text:style-name="OrgBulletedList" text:continue-numbering="false">
        <text:list-item>
          <text:p text:style-name="Text_20_body">идея единства мира
</text:p>
        </text:list-item>
        <text:list-item>
          <text:p text:style-name="Text_20_body">кризис в естествознании
</text:p>
        </text:list-item>
        <text:list-item>
          <text:p text:style-name="Text_20_body">общие признаки в понятии материи
</text:p>
        </text:list-item>
        <text:list-item>
          <text:p text:style-name="Text_20_body">развитии знаний о материи связано с определением материи как субстанции
</text:p>
        </text:list-item>
      </text:list>
      <text:h text:style-name="Heading_20_2" text:outline-level="2" text:is-list-header="false">
<text:bookmark-start text:name="OrgXref.org4e95ff9"/>
<text:bookmark text:name="org4e95ff9"/>Атрибуты материи
<text:bookmark-end text:name="OrgXref.org4e95ff9"/></text:h>
      <text:list text:style-name="OrgBulletedList" text:continue-numbering="false">
        <text:list-item>
          <text:p text:style-name="Text_20_body">Движение
</text:p>
        </text:list-item>
        <text:list-item>
          <text:p text:style-name="Text_20_body">Пространство
</text:p>
        </text:list-item>
        <text:list-item>
          <text:p text:style-name="Text_20_body">Время
</text:p>
        </text:list-item>
      </text:list>
      <text:h text:style-name="Heading_20_2" text:outline-level="2" text:is-list-header="false">
<text:bookmark-start text:name="OrgXref.org7800be2"/>
<text:bookmark text:name="org7800be2"/>Универсальные свойства материи
<text:bookmark-end text:name="OrgXref.org7800be2"/></text:h>
      <text:list text:style-name="OrgBulletedList" text:continue-numbering="false">
        <text:list-item>
          <text:p text:style-name="Text_20_body">несотворимость и неуничножимость
</text:p>
        </text:list-item>
        <text:list-item>
          <text:p text:style-name="Text_20_body">вечность и бесконечность во времени и пространстве
</text:p>
        </text:list-item>
        <text:list-item>
          <text:p text:style-name="Text_20_body">движение и изменение
</text:p>
        </text:list-item>
        <text:list-item>
          <text:p text:style-name="Text_20_body">отражение
</text:p>
        </text:list-item>
        <text:list-item>
          <text:p text:style-name="Text_20_body">качественная неисчерпаемость свойств материи
</text:p>
        </text:list-item>
      </text:list>
      <text:h text:style-name="Heading_20_1" text:outline-level="1" text:is-list-header="false">
<text:bookmark-start text:name="OrgXref.orgc5613c9"/>
<text:bookmark text:name="orgc5613c9"/>Универсальные законы существования и развития материи
<text:bookmark-end text:name="OrgXref.orgc5613c9"/></text:h>
      <text:list text:style-name="OrgBulletedList" text:continue-numbering="false">
        <text:list-item>
          <text:p text:style-name="Text_20_body">Закон единства и борьбы противоположности
</text:p>
        </text:list-item>
        <text:list-item>
          <text:p text:style-name="Text_20_body">Закон перехода количественных изменений в качественные
</text:p>
        </text:list-item>
        <text:list-item>
          <text:p text:style-name="Text_20_body">Закон отрицания отрицания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23T02:04:46</dc:date>
    <meta:creation-date>2024-10-23T02:04:46</meta:creation-date>
    <meta:generator>Emacs 29.4 (Org mode 9.8-pre)</meta:generator>
    <meta:keyword/>
    <dc:subject/>
    <dc:title>Онтология и теория познания</dc:title>
  </office:meta>
</office:document-meta>
</file>